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erif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wiss"/>
  </office:font-face-decls>
  <office:automatic-styles>
    <style:style style:name="P1" style:family="paragraph" style:parent-style-name="Heading_20_2">
      <style:paragraph-properties fo:margin-top="0.353cm" fo:margin-bottom="0.212cm" style:contextual-spacing="false" fo:text-align="start" style:justify-single-word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Text_20_body" style:list-style-name="WWNum1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7" style:family="paragraph" style:parent-style-name="Text_20_body" style:list-style-name="WWNum2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8" style:family="paragraph" style:parent-style-name="Text_20_body" style:list-style-name="WWNum3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9" style:family="paragraph" style:parent-style-name="Text_20_body" style:list-style-name="WWNum4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10" style:family="paragraph" style:parent-style-name="Text_20_body" style:list-style-name="WWNum5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11" style:family="paragraph" style:parent-style-name="Text_20_body" style:list-style-name="WWNum6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12" style:family="paragraph" style:parent-style-name="Text_20_body" style:list-style-name="WWNum7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13" style:family="paragraph" style:parent-style-name="Text_20_body">
      <style:paragraph-properties fo:margin-top="0.353cm" fo:margin-bottom="0.212cm" style:contextual-spacing="false" fo:text-align="start" style:justify-single-word="false" style:writing-mode="lr-tb"/>
      <style:text-properties style:font-name="Times New Roman" fo:font-weight="bold" style:font-weight-asian="bold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loext:marker-style-name="T1"><text:span text:style-name="Strong_20_Emphasis"><text:span text:style-name="T2">🔹 Basic Qt and C++ Embedded Questions</text:span></text:span><text:span text:style-name="T2"/></text:h>
      <text:h text:style-name="Heading_20_3" text:outline-level="3"><text:span text:style-name="Strong_20_Emphasis"><text:span text:style-name="T4">1. What is Qt and how is it useful in embedded systems?</text:span></text:span></text:h>
      <text:p text:style-name="Text_20_body"><text:span text:style-name="Strong_20_Emphasis">Answer:</text:span><text:line-break/>Qt is a cross-platform application development framework in C++. It's widely used in embedded systems for creating graphical user interfaces (GUIs) due to its rich set of widgets, support for hardware acceleration, and portability. Qt supports both low-power and high-performance devices, making it ideal for embedded use.</text:p>
      <text:p text:style-name="Horizontal_20_Line"/>
      <text:h text:style-name="Heading_20_3" text:outline-level="3"><text:span text:style-name="Strong_20_Emphasis"><text:span text:style-name="T4">2. What are signals and slots in Qt?</text:span></text:span></text:h>
      <text:p text:style-name="Text_20_body"><text:span text:style-name="Strong_20_Emphasis">Answer:</text:span><text:line-break/>Signals and slots are Qt’s way of handling communication between objects. A <text:span text:style-name="Strong_20_Emphasis">signal</text:span> is emitted when a particular event occurs, and a <text:span text:style-name="Strong_20_Emphasis">slot</text:span> is a function that is called in response to a particular signal.</text:p>
      <text:p text:style-name="Preformatted_20_Text"/>
      <text:p text:style-name="Preformatted_20_Text"/>
      <text:p text:style-name="P2"><text:span text:style-name="Source_20_Text">connect(button, SIGNAL(clicked()), this, SLOT(onButtonClicked()));</text:span></text:p>
      <text:p text:style-name="Text_20_body">In modern Qt (Qt5+), it's better to use the function pointer syntax:</text:p>
      <text:p text:style-name="Preformatted_20_Text"/>
      <text:p text:style-name="Preformatted_20_Text"/>
      <text:p text:style-name="P2"><text:span text:style-name="Source_20_Text">connect(button, &amp;QPushButton::clicked, this, &amp;MyClass::onButtonClicked);</text:span></text:p>
      <text:p text:style-name="Horizontal_20_Line"/>
      <text:h text:style-name="Heading_20_3" text:outline-level="3"><text:span text:style-name="Strong_20_Emphasis"><text:span text:style-name="T4">3. How is memory management handled in Qt?</text:span></text:span></text:h>
      <text:p text:style-name="Text_20_body"><text:span text:style-name="Strong_20_Emphasis">Answer:</text:span><text:line-break/>Qt uses <text:span text:style-name="Strong_20_Emphasis">parent-child ownership</text:span> to manage memory. When a QObject-derived object is deleted, all its children are automatically deleted. This avoids memory leaks in embedded systems with limited resources.</text:p>
      <text:p text:style-name="Preformatted_20_Text"/>
      <text:p text:style-name="Preformatted_20_Text"/>
      <text:p text:style-name="P3"><text:span text:style-name="Source_20_Text">QWidget* parent = new QWidget();</text:span></text:p>
      <text:p text:style-name="P4"><text:span text:style-name="Source_20_Text">QPushButton* button = new QPushButton(parent); // No need to delete manually</text:span></text:p>
      <text:p text:style-name="Horizontal_20_Line"/>
      <text:h text:style-name="Heading_20_3" text:outline-level="3"><text:span text:style-name="Strong_20_Emphasis"><text:span text:style-name="T4">4. How do you deploy Qt applications to embedded systems?</text:span></text:span></text:h>
      <text:p text:style-name="Text_20_body"><text:span text:style-name="Strong_20_Emphasis">Answer:</text:span><text:line-break/>Typical deployment involves:</text:p>
      <text:list text:style-name="WWNum1">
        <text:list-item>
          <text:p text:style-name="P6">Cross-compiling Qt for the target architecture</text:p>
        </text:list-item>
        <text:list-item>
          <text:p text:style-name="P6">Cross-compiling the application</text:p>
        </text:list-item>
        <text:list-item>
          <text:p text:style-name="P6">Deploying the binary and Qt libraries to the embedded target (e.g., via SCP, SD card, or OTA update)</text:p>
        </text:list-item>
        <text:list-item>
          <text:p text:style-name="P6"><text:soft-page-break/>Ensuring required plugins and Qt environment variables are set (like <text:span text:style-name="Source_20_Text">QT_QPA_PLATFORM</text:span>)</text:p>
        </text:list-item>
      </text:list>
      <text:p text:style-name="Text_20_body">Tools like <text:span text:style-name="Strong_20_Emphasis">Yocto</text:span>, <text:span text:style-name="Strong_20_Emphasis">Buildroot</text:span>, or <text:span text:style-name="Strong_20_Emphasis">Qt for Device Creation</text:span> are often used.</text:p>
      <text:p text:style-name="Horizontal_20_Line"/>
      <text:h text:style-name="Heading_20_2" text:outline-level="2">🔹 <text:span text:style-name="Strong_20_Emphasis"><text:span text:style-name="T4">Intermediate Embedded Qt Questions</text:span></text:span></text:h>
      <text:h text:style-name="Heading_20_3" text:outline-level="3"><text:span text:style-name="Strong_20_Emphasis"><text:span text:style-name="T4">5. How do you optimize a Qt application for embedded systems with limited resources?</text:span></text:span></text:h>
      <text:p text:style-name="Text_20_body"><text:span text:style-name="Strong_20_Emphasis">Answer:</text:span></text:p>
      <text:list text:style-name="WWNum2">
        <text:list-item>
          <text:p text:style-name="P7">Use <text:span text:style-name="Strong_20_Emphasis">QML with C++ backends</text:span> only where needed.</text:p>
        </text:list-item>
        <text:list-item>
          <text:p text:style-name="P7">Avoid heavy widgets or use <text:span text:style-name="Strong_20_Emphasis">QQuick</text:span> instead of <text:span text:style-name="Strong_20_Emphasis">QWidgets</text:span>.</text:p>
        </text:list-item>
        <text:list-item>
          <text:p text:style-name="P7">Use <text:span text:style-name="Strong_20_Emphasis">OpenGL rendering</text:span> for hardware acceleration.</text:p>
        </text:list-item>
        <text:list-item>
          <text:p text:style-name="P7">Reduce memory footprint by disabling unnecessary Qt modules.</text:p>
        </text:list-item>
        <text:list-item>
          <text:p text:style-name="P7">Optimize resource loading (e.g., use <text:span text:style-name="Source_20_Text">qrc</text:span> files smartly).</text:p>
        </text:list-item>
        <text:list-item>
          <text:p text:style-name="P7">Profile performance using <text:span text:style-name="Source_20_Text">QElapsedTimer</text:span>, <text:span text:style-name="Source_20_Text">Valgrind</text:span>, or <text:span text:style-name="Strong_20_Emphasis">Qt Creator Analyzer</text:span>.</text:p>
        </text:list-item>
      </text:list>
      <text:p text:style-name="Horizontal_20_Line"/>
      <text:h text:style-name="Heading_20_3" text:outline-level="3"><text:span text:style-name="Strong_20_Emphasis"><text:span text:style-name="T4">6. How do you interface Qt with hardware (GPIO, UART, I2C) in embedded systems?</text:span></text:span></text:h>
      <text:p text:style-name="Text_20_body"><text:span text:style-name="Strong_20_Emphasis">Answer:</text:span><text:line-break/>Usually done via:</text:p>
      <text:list text:style-name="WWNum3">
        <text:list-item>
          <text:p text:style-name="P8">Accessing hardware through <text:span text:style-name="Strong_20_Emphasis">sysfs</text:span> or <text:span text:style-name="Strong_20_Emphasis">/dev/</text:span> interfaces in Linux.</text:p>
        </text:list-item>
        <text:list-item>
          <text:p text:style-name="P8">Using C++ or C libraries (e.g., <text:span text:style-name="Source_20_Text">wiringPi</text:span>, <text:span text:style-name="Source_20_Text">libgpiod</text:span>, or custom drivers).</text:p>
        </text:list-item>
        <text:list-item>
          <text:p text:style-name="P8">Wrapping these in Qt with <text:span text:style-name="Strong_20_Emphasis">QThread</text:span> or <text:span text:style-name="Strong_20_Emphasis">QTimer</text:span> to poll or listen for data, then update the UI using signals and slots.</text:p>
        </text:list-item>
      </text:list>
      <text:p text:style-name="Text_20_body">Example (GPIO read pseudo-code):</text:p>
      <text:p text:style-name="Preformatted_20_Text"/>
      <text:p text:style-name="Preformatted_20_Text"/>
      <text:p text:style-name="P3"><text:span text:style-name="Source_20_Text">void MyGPIOReader::readGPIO()</text:span></text:p>
      <text:p text:style-name="P5"><text:span text:style-name="Source_20_Text">{</text:span></text:p>
      <text:p text:style-name="P5"><text:span text:style-name="Source_20_Text"><text:s text:c="4"/>int value = read_from_gpio("/sys/class/gpio/gpio24/value");</text:span></text:p>
      <text:p text:style-name="P5"><text:span text:style-name="Source_20_Text"><text:s text:c="4"/>emit gpioValueChanged(value);</text:span></text:p>
      <text:p text:style-name="P4"><text:span text:style-name="Source_20_Text">}</text:span></text:p>
      <text:p text:style-name="Horizontal_20_Line"/>
      <text:h text:style-name="Heading_20_3" text:outline-level="3"><text:span text:style-name="Strong_20_Emphasis"><text:span text:style-name="T4">7. How do you handle multi-threading in Qt, especially in embedded environments?</text:span></text:span></text:h>
      <text:p text:style-name="Text_20_body"><text:span text:style-name="Strong_20_Emphasis">Answer:</text:span><text:line-break/>Qt provides <text:span text:style-name="Source_20_Text">QThread</text:span>, <text:span text:style-name="Source_20_Text">QRunnable</text:span>, and <text:span text:style-name="Strong_20_Emphasis">signals/slots thread-safe communication</text:span>.</text:p>
      <text:list text:style-name="WWNum4">
        <text:list-item>
          <text:p text:style-name="P9">Use <text:span text:style-name="Source_20_Text">QThread</text:span> to move worker objects that perform heavy I/O or computation.</text:p>
        </text:list-item>
        <text:list-item>
          <text:p text:style-name="P9"><text:soft-page-break/>Avoid blocking the main GUI thread.</text:p>
        </text:list-item>
        <text:list-item>
          <text:p text:style-name="P9">Use <text:span text:style-name="Source_20_Text">QMutex</text:span>, <text:span text:style-name="Source_20_Text">QSemaphore</text:span>, or <text:span text:style-name="Source_20_Text">QWaitCondition</text:span> when synchronizing threads.</text:p>
        </text:list-item>
      </text:list>
      <text:p text:style-name="Horizontal_20_Line"/>
      <text:h text:style-name="Heading_20_2" text:outline-level="2">🔹 <text:span text:style-name="Strong_20_Emphasis"><text:span text:style-name="T4">Advanced/Practical Questions</text:span></text:span></text:h>
      <text:h text:style-name="Heading_20_3" text:outline-level="3"><text:span text:style-name="Strong_20_Emphasis"><text:span text:style-name="T4">8. Explain how QML integrates with C++ in embedded Qt applications.</text:span></text:span></text:h>
      <text:p text:style-name="Text_20_body"><text:span text:style-name="Strong_20_Emphasis">Answer:</text:span></text:p>
      <text:list text:style-name="WWNum5">
        <text:list-item>
          <text:p text:style-name="P10">QML is used for front-end (UI).</text:p>
        </text:list-item>
        <text:list-item>
          <text:p text:style-name="P10">C++ is used for performance-critical logic or hardware interfacing.</text:p>
        </text:list-item>
        <text:list-item>
          <text:p text:style-name="P10">Use <text:span text:style-name="Source_20_Text">QObject</text:span>-derived classes and expose them to QML via <text:span text:style-name="Source_20_Text">setContextProperty()</text:span> or <text:span text:style-name="Source_20_Text">qmlRegisterType()</text:span>.</text:p>
        </text:list-item>
      </text:list>
      <text:p text:style-name="Text_20_body">Example:</text:p>
      <text:p text:style-name="Preformatted_20_Text"/>
      <text:p text:style-name="Preformatted_20_Text"/>
      <text:p text:style-name="P2"><text:span text:style-name="Source_20_Text">engine.rootContext()-&gt;setContextProperty("gpioController", new GPIOController());</text:span></text:p>
      <text:p text:style-name="Text_20_body">Then in QML:</text:p>
      <text:p text:style-name="Preformatted_20_Text">qml</text:p>
      <text:p text:style-name="Preformatted_20_Text"/>
      <text:p text:style-name="P2"><text:span text:style-name="Source_20_Text">Text { text: gpioController.readValue() }</text:span></text:p>
      <text:p text:style-name="Horizontal_20_Line"/>
      <text:h text:style-name="Heading_20_3" text:outline-level="3"><text:span text:style-name="Strong_20_Emphasis"><text:span text:style-name="T4">9. What is Qt Quick and why is it preferred for modern embedded GUIs?</text:span></text:span></text:h>
      <text:p text:style-name="Text_20_body"><text:span text:style-name="Strong_20_Emphasis">Answer:</text:span><text:line-break/>Qt Quick uses <text:span text:style-name="Strong_20_Emphasis">QML</text:span>, a declarative language for designing UI. It's preferred because:</text:p>
      <text:list text:style-name="WWNum6">
        <text:list-item>
          <text:p text:style-name="P11">It's fast to develop and update UI.</text:p>
        </text:list-item>
        <text:list-item>
          <text:p text:style-name="P11">It supports GPU acceleration.</text:p>
        </text:list-item>
        <text:list-item>
          <text:p text:style-name="P11">It's touch-friendly and more suitable for modern devices with fluid interfaces.</text:p>
        </text:list-item>
      </text:list>
      <text:p text:style-name="Horizontal_20_Line"/>
      <text:h text:style-name="Heading_20_3" text:outline-level="3"><text:span text:style-name="Strong_20_Emphasis"><text:span text:style-name="T4">10. How would you reduce application startup time in a Qt embedded app?</text:span></text:span></text:h>
      <text:p text:style-name="Text_20_body"><text:span text:style-name="Strong_20_Emphasis">Answer:</text:span></text:p>
      <text:list text:style-name="WWNum7">
        <text:list-item>
          <text:p text:style-name="P12">Preload QML components.</text:p>
        </text:list-item>
        <text:list-item>
          <text:p text:style-name="P12">Avoid unnecessary initialization at startup.</text:p>
        </text:list-item>
        <text:list-item>
          <text:p text:style-name="P12">Delay load heavy modules.</text:p>
        </text:list-item>
        <text:list-item>
          <text:p text:style-name="P12">Use <text:span text:style-name="Strong_20_Emphasis">static builds</text:span> if possible to reduce dynamic linking overhead.</text:p>
        </text:list-item>
        <text:list-item>
          <text:p text:style-name="P12">Use lightweight platforms (e.g., <text:span text:style-name="Source_20_Text">minimal</text:span> or <text:span text:style-name="Source_20_Text">eglfs</text:span>).</text:p>
        </text:list-item>
      </text:list>
      <text:p text:style-name="P13" loext:marker-style-name="T2"><text:soft-page-break/><text:span text:style-name="Strong_20_Emphasis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erif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oto Serif CJK SC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Noto Serif CJK SC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swiss" fo:font-size="12pt" fo:language="en" fo:country="GB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swiss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swiss"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swiss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22:10:54</meta:creation-date>
    <dc:language>en-IN</dc:language>
    <dc:date>2025-06-25T11:03:23</dc:date>
    <meta:editing-cycles>7</meta:editing-cycles>
    <meta:editing-duration>PT1H1M</meta:editing-duration>
    <meta:generator>LibreOffice/24.2.7.2$Linux_X86_64 LibreOffice_project/420$Build-2</meta:generator>
    <meta:document-statistic meta:table-count="0" meta:image-count="0" meta:object-count="0" meta:page-count="4" meta:paragraph-count="67" meta:word-count="613" meta:character-count="4033" meta:non-whitespace-character-count="3506"/>
    <meta:user-defined meta:name="AppVersion">15.0000</meta:user-defined>
  </office:meta>
</office:document-meta>
</file>